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75cm" fo:min-width="16.3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2.95cm" fo:min-width="14.7cm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9.05cm" fo:min-width="14.5cm"/>
    </style:style>
    <style:style style:name="gr4" style:family="graphic" style:parent-style-name="standard">
      <style:graphic-properties draw:fill-color="#74489d" draw:textarea-horizontal-align="justify" draw:textarea-vertical-align="middle" draw:auto-grow-height="false" fo:min-height="1.05cm" fo:min-width="14.7cm"/>
    </style:style>
    <style:style style:name="gr5" style:family="graphic" style:parent-style-name="standard">
      <style:graphic-properties draw:textarea-horizontal-align="justify" draw:textarea-vertical-align="middle" draw:auto-grow-height="false" fo:min-height="18.75cm" fo:min-width="15.5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4.75cm" fo:min-width="13.2cm"/>
    </style:style>
    <style:style style:name="gr7" style:family="graphic" style:parent-style-name="standard">
      <style:graphic-properties draw:fill-color="#ce181e" draw:textarea-horizontal-align="justify" draw:textarea-vertical-align="middle" draw:auto-grow-height="false" fo:min-height="6.85cm" fo:min-width="3.7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6.85cm" fo:min-width="7.6cm"/>
    </style:style>
    <style:style style:name="gr10" style:family="graphic" style:parent-style-name="standard">
      <style:graphic-properties draw:fill="solid" draw:fill-color="#820f71" draw:textarea-horizontal-align="justify" draw:textarea-vertical-align="middle" draw:auto-grow-height="false" fo:min-height="0.95cm" fo:min-width="13.1cm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74489d"/>
      <style:paragraph-properties fo:text-align="center"/>
    </style:style>
    <style:style style:name="P5" style:family="paragraph">
      <loext:graphic-properties draw:fill-color="#ce181e"/>
      <style:paragraph-properties fo:text-align="center"/>
    </style:style>
    <style:style style:name="P6" style:family="paragraph">
      <loext:graphic-properties draw:fill="solid" draw:fill-color="#820f7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6.8cm" svg:height="17cm" svg:x="2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cm" svg:height="3.2cm" svg:x="2.9cm" svg:y="5.3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cm" svg:height="9.3cm" svg:x="3cm" svg:y="9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2cm" svg:height="1.3cm" svg:x="2.9cm" svg:y="19.2cm">
          <text:p text:style-name="P1">Copy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5" draw:text-style-name="P1" draw:layer="layout" svg:width="16cm" svg:height="19cm" svg:x="2.9cm" svg:y="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7cm" svg:height="5cm" svg:x="4cm" svg:y="4.9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2cm" svg:height="7.1cm" svg:x="4.1cm" svg:y="10.8cm">
          <text:p text:style-name="P1">Latera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01cm" svg:height="0.2cm" svg:x="-4.1cm" svg:y="1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1cm" svg:height="7.1cm" svg:x="9.2cm" svg:y="11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3.6cm" svg:height="1.2cm" svg:x="4.2cm" svg:y="18.5cm">
          <text:p text:style-name="P1">Cop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09:48:13.388313844</meta:creation-date>
    <dc:date>2018-11-26T10:03:55.602732384</dc:date>
    <meta:editing-duration>PT15M45S</meta:editing-duration>
    <meta:editing-cycles>1</meta:editing-cycles>
    <meta:document-statistic meta:object-count="10"/>
    <meta:generator>LibreOffice/6.0.6.2$Linux_X86_64 LibreOffice_project/00m0$Build-2</meta:generator>
  </office:meta>
</office:document-meta>
</file>